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table:number-columns-repeated="4"/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 table:number-rows-repeated="6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30])" office:value-type="currency" office:currency="UAH" office:value="1135438.85" calcext:value-type="currency">
            <text:p>1 135 439 грн.</text:p>
          </table:table-cell>
          <table:table-cell table:number-columns-repeated="1019"/>
        </table:table-row>
        <table:table-row table:style-name="ro2" table:number-rows-repeated="104844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 style:data-style-name="N2" text:time-value="09:58:12.69984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0-26T10:19:04.543053080</dc:date>
    <dc:creator>Віталій </dc:creator>
    <meta:editing-duration>PT2H37M7S</meta:editing-duration>
    <meta:editing-cycles>37</meta:editing-cycles>
    <meta:document-statistic meta:table-count="1" meta:cell-count="470" meta:object-count="0"/>
  </office:meta>
</office:document-meta>
</file>